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ff1" officeooo:paragraph-rsid="000e3ff1"/>
    </style:style>
    <style:style style:name="P2" style:family="paragraph" style:parent-style-name="Standard">
      <style:text-properties fo:font-size="22pt" style:text-underline-style="none" officeooo:rsid="000e3ff1" officeooo:paragraph-rsid="000e3ff1" style:font-size-asian="22pt" style:font-size-complex="22pt"/>
    </style:style>
    <style:style style:name="P3" style:family="paragraph" style:parent-style-name="Standard">
      <style:text-properties style:font-name="sans-serif" fo:font-size="19.5pt"/>
    </style:style>
    <style:style style:name="P4" style:family="paragraph" style:parent-style-name="Standard">
      <style:text-properties style:font-name="sans-serif" fo:font-size="19.5pt" style:text-underline-style="none" officeooo:rsid="000e3ff1" officeooo:paragraph-rsid="000e3ff1" style:font-size-asian="22pt" style:font-size-complex="22pt"/>
    </style:style>
    <style:style style:name="P5" style:family="paragraph" style:parent-style-name="Standard">
      <style:text-properties style:font-name="sans-serif" fo:font-size="19.5pt" officeooo:paragraph-rsid="000e3ff1"/>
    </style:style>
    <style:style style:name="P6" style:family="paragraph" style:parent-style-name="Standard">
      <style:text-properties style:font-name="sans-serif" fo:font-size="15pt"/>
    </style:style>
    <style:style style:name="P7" style:family="paragraph" style:parent-style-name="Standard">
      <style:text-properties style:font-name="sans-serif" fo:font-size="15pt" officeooo:paragraph-rsid="000e3ff1"/>
    </style:style>
    <style:style style:name="P8" style:family="paragraph" style:parent-style-name="Standard">
      <style:text-properties style:font-name="sans-serif" fo:font-size="15pt" style:text-underline-style="none" officeooo:rsid="000e3ff1" officeooo:paragraph-rsid="000e3ff1" style:font-size-asian="22pt" style:font-size-complex="22pt"/>
    </style:style>
    <style:style style:name="P9" style:family="paragraph" style:parent-style-name="Standard">
      <style:text-properties style:font-name="sans-serif" fo:font-size="14.25pt"/>
    </style:style>
    <style:style style:name="P10" style:family="paragraph" style:parent-style-name="Standard">
      <style:text-properties style:font-name="sans-serif" fo:font-size="14.25pt" style:text-underline-style="none" officeooo:rsid="000e3ff1" officeooo:paragraph-rsid="000e3ff1" style:font-size-asian="22pt" style:font-size-complex="22pt"/>
    </style:style>
    <style:style style:name="P11" style:family="paragraph" style:parent-style-name="Standard">
      <style:text-properties style:font-name="monospace" fo:font-size="12pt"/>
    </style:style>
    <style:style style:name="P12" style:family="paragraph" style:parent-style-name="Standard">
      <style:text-properties style:font-name="monospace" fo:font-size="12pt" style:text-underline-style="none" officeooo:rsid="000e3ff1" officeooo:paragraph-rsid="000e3ff1" style:font-size-asian="22pt" style:font-size-complex="22pt"/>
    </style:style>
    <style:style style:name="P13" style:family="paragraph" style:parent-style-name="Standard">
      <style:text-properties style:font-name="monospace" fo:font-size="15pt"/>
    </style:style>
    <style:style style:name="P14" style:family="paragraph" style:parent-style-name="Standard">
      <style:text-properties style:font-name="monospace" fo:font-size="6.75pt"/>
    </style:style>
    <style:style style:name="T1" style:family="text">
      <style:text-properties officeooo:rsid="000e3ff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e3ff1" style:font-size-asian="16pt" style:font-size-complex="16pt"/>
    </style:style>
    <style:style style:name="T4" style:family="text">
      <style:text-properties fo:font-size="40pt" officeooo:rsid="000e3ff1" style:font-size-asian="40pt" style:font-size-complex="40pt"/>
    </style:style>
    <style:style style:name="T5" style:family="text">
      <style:text-properties fo:font-size="32pt" officeooo:rsid="000e3ff1" style:font-size-asian="32pt" style:font-size-complex="32pt"/>
    </style:style>
    <style:style style:name="T6" style:family="text">
      <style:text-properties fo:font-size="26pt" officeooo:rsid="000e3ff1" style:font-size-asian="26pt" style:font-size-complex="26pt"/>
    </style:style>
    <style:style style:name="T7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8" style:family="text">
      <style:text-properties fo:font-size="26pt" style:text-underline-style="solid" style:text-underline-width="auto" style:text-underline-color="font-color" officeooo:rsid="000e3ff1" style:font-size-asian="26pt" style:font-size-complex="26pt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size-complex="2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/>
    </style:style>
    <style:style style:name="T12" style:family="text">
      <style:text-properties style:text-underline-style="none" officeooo:rsid="000e3ff1" style:font-size-asian="22pt" style:font-size-complex="22pt"/>
    </style:style>
    <style:style style:name="T13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"/><text:span text:style-name="T2"><text:s text:c="10"/></text:span><text:span text:style-name="T8">AIDE MEMOIRE JAVASCRIPT</text:span></text:p>
      <text:p text:style-name="Standard"><text:span text:style-name="T8"/></text:p>
      <text:p text:style-name="P1"><text:span text:style-name="T7">.DEFINITION:</text:span></text:p>
      <text:p text:style-name="P2"><text:span text:style-name="T13">JavaScript</text:span> est un langage de programmation de scripts principalement employé dans les pages web interactives mais aussi pour les serveurs avec l'utilisation (par exemple) de Node.js.</text:p>
      <text:p text:style-name="P2"/>
      <text:p text:style-name="P5"><text:span text:style-name="T12">1</text:span>Les commentaires:</text:p>
      <text:p text:style-name="P7">Les commentaires sont les même que ceux de PHP à savoir</text:p>
      <text:p text:style-name="P6">:</text:p>
      <text:p text:style-name="P11">// Deux slash pour un commentaire sur une ligne</text:p>
      <text:p text:style-name="P11">/* Un slash et une étoile pour un commentaire</text:p>
      <text:p text:style-name="P11">sur plusieurs lignes...</text:p>
      <text:p text:style-name="P11">*/</text:p>
      <text:p text:style-name="P6">Les commentaires ne sont pas pris en compte. Ils ne servent que de repères et d'aide pour le codeur du script.</text:p>
      <text:p text:style-name="P5"/>
      <text:p text:style-name="P5">2)Variables:</text:p>
      <text:p text:style-name="P7">Les variables en JavaScript n'ont pas nécessairement besoin d'être déclarées; mais il est plus correct de le </text:p>
      <text:p text:style-name="P6">faire</text:p>
      <text:p text:style-name="P6">:</text:p>
      <text:p text:style-name="P11">// Déclaration de la variable nombre</text:p>
      <text:p text:style-name="P11">var nombre;</text:p>
      <text:p text:style-name="P6">La déclaration de variable se fait avec l'instruction var (variables en anglais (et en français)). Inutile de </text:p>
      <text:p text:style-name="P6">déclarer le type de variable (comme le feraient certains adeptes d'ActionScript). On peut immédiatement </text:p>
      <text:p text:style-name="P6">déclarer une valeur par défaut (mais cela n'est nullement obligatoire)</text:p>
      <text:p text:style-name="P6">:</text:p>
      <text:p text:style-name="P11">var entier = 5;</text:p>
      <text:p text:style-name="P11">var float = 1.999992;</text:p>
      <text:p text:style-name="P11">var string = "J'adore wikiversity !";</text:p>
      <text:p text:style-name="P11">var boolean = true; // ou false</text:p>
      <text:p text:style-name="P11">var object = null;</text:p>
      <text:p text:style-name="P5"/>
      <text:p text:style-name="P5"><text:soft-page-break/>3)</text:p>
      <text:p text:style-name="P3">Opérateurs</text:p>
      <text:p text:style-name="P6">Tout comme les autres langages, JavaScript dispose d'opérateurs permettant d'effectuer les opérations </text:p>
      <text:p text:style-name="P6">informatiques de bases. Voici leur liste</text:p>
      <text:p text:style-name="P6">:</text:p>
      <text:p text:style-name="P6">Opérateurs binaires d'affectation</text:p>
      <text:p text:style-name="P6">Comme vu dans les exemples précédents, le symbole "=" (égal) permet d'affecter une valeur (nombre ou </text:p>
      <text:p text:style-name="P6">chaîne de caractères) à une variable.</text:p>
      <text:p text:style-name="P11">var nombre = 18;</text:p>
      <text:p text:style-name="P11">var chaine = "Bonjour tout le monde !";</text:p>
      <text:p text:style-name="P11">// Et aussi</text:p>
      <text:p text:style-name="P11">var a;</text:p>
      <text:p text:style-name="P11">var b;</text:p>
      <text:p text:style-name="P11">a = b;</text:p>
      <text:p text:style-name="P11">// Et...</text:p>
      <text:p text:style-name="P11">a = b = 0; // a et b valent toutes les deux 0</text:p>
      <text:p text:style-name="P6">Opérateurs binaires de calcul</text:p>
      <text:p text:style-name="Standard">•</text:p>
      <text:p text:style-name="P6">L'addition s'effectue en utilisant le traditionnel symbole "+" (plus) </text:p>
      <text:p text:style-name="Standard">•</text:p>
      <text:p text:style-name="P6">La soustraction avec le symbole "-" (moins) </text:p>
      <text:p text:style-name="Standard">•</text:p>
      <text:p text:style-name="P6">La multiplication avec le symbole "*" (étoile) </text:p>
      <text:p text:style-name="Standard">•</text:p>
      <text:p text:style-name="P6">La division se sert du symbole "/" (slash) </text:p>
      <text:p text:style-name="P11">var a = b = c = 2; // On initialise a, b et c</text:p>
      <text:p text:style-name="P11">var d = a/(b+c)-a*4; // d = 2/(2+2)-2*4 = 1/2-8 = -7.5</text:p>
      <text:p text:style-name="P11">var e = 3*(3+3); // e = 3*6 = 18</text:p>
      <text:p text:style-name="P6">Il existe aussi les opérateurs +=, -=, *= et /= qui s'utilisent lorsque l'opération s'effectue sur une seule </text:p>
      <text:p text:style-name="P6">variable. Voici un exemple très simple</text:p>
      <text:p text:style-name="P6">:</text:p>
      <text:p text:style-name="P11">var a = 3;</text:p>
      <text:p text:style-name="P11">var b = a-2;</text:p>
      <text:p text:style-name="P11">a -= b; // a = a-b = 3-1 = 2</text:p>
      <text:p text:style-name="P11">a += b; // a = a+b = 3+1 = 4</text:p>
      <text:p text:style-name="P11">b *= a; // b = b*a = 1*3 = 3</text:p>
      <text:p text:style-name="P11">b /= b; // b = b/b = 1</text:p>
      <text:p text:style-name="P11"/>
      <text:p text:style-name="P6">Opérateurs de comparaisons</text:p>
      <text:p text:style-name="P6">Les opérateurs de comparaison permettent de comparer deux valeurs et renvoient une valeur de type booléen </text:p>
      <text:p text:style-name="P6"><text:soft-page-break/>(true, vrai ou false, faux) selon les cas. La syntaxe est simple à comprendre</text:p>
      <text:p text:style-name="P6">:</text:p>
      <text:p text:style-name="P11">Valeur1 Opérateur de comparaison Valeur2</text:p>
      <text:p text:style-name="Standard">•</text:p>
      <text:p text:style-name="P6">&gt;</text:p>
      <text:p text:style-name="P6">: est strictement supérieur </text:p>
      <text:p text:style-name="Standard">•</text:p>
      <text:p text:style-name="P6">&lt;</text:p>
      <text:p text:style-name="P6">: est strictement inférieur </text:p>
      <text:p text:style-name="Standard">•</text:p>
      <text:p text:style-name="P6">&gt;=</text:p>
      <text:p text:style-name="P6">: est supérieur ou égal </text:p>
      <text:p text:style-name="Standard">•</text:p>
      <text:p text:style-name="P6">&lt;=</text:p>
      <text:p text:style-name="P6">: est inférieur ou égal </text:p>
      <text:p text:style-name="Standard">•</text:p>
      <text:p text:style-name="P6">==</text:p>
      <text:p text:style-name="P6">: est strictement égal </text:p>
      <text:p text:style-name="Standard">•</text:p>
      <text:p text:style-name="P6">!=</text:p>
      <text:p text:style-name="P6">: est strictement différent </text:p>
      <text:p text:style-name="P11">var a = b = 10;</text:p>
      <text:p text:style-name="P11">document.write(a&gt;b); // false</text:p>
      <text:p text:style-name="P11">document.write(a&gt;=b); // true</text:p>
      <text:p text:style-name="P11">document.write((a+1)&gt;b); // true</text:p>
      <text:p text:style-name="P11">document.write(b!=a); // false</text:p>
      <text:p text:style-name="P11">document.write(b==a); // true</text:p>
      <text:p text:style-name="P11">document.write(b&lt;=a); // true</text:p>
      <text:p text:style-name="P6">Bien entendu il ne faut pas confondre l'opérateur "=" d'affectation et l'opérateur "==" de comparaison.</text:p>
      <text:p text:style-name="P6">Opérateur de négation</text:p>
      <text:p text:style-name="P6">Comme dans l'exemple précédent, il s'agit du point d'exclamation "!". Ainsi, true devient false et vice-versa.</text:p>
      <text:p text:style-name="P6">Exemple</text:p>
      <text:p text:style-name="P6">:</text:p>
      <text:p text:style-name="P11">var a = 3;</text:p>
      <text:p text:style-name="P11">var b = 5;</text:p>
      <text:p text:style-name="P11">document.write(a&lt;b); // affiche true car 3&lt;5</text:p>
      <text:p text:style-name="P11">document.write(!(a&lt;b)); // affiche false car l'expression équivaut à a&gt;=b</text:p>
      <text:p text:style-name="P11"/>
      <text:p text:style-name="P5"/>
      <text:p text:style-name="P2"/>
      <text:p text:style-name="P8">Concaténation</text:p>
      <text:p text:style-name="P6"><text:soft-page-break/>La concaténation est une technique qui consiste à rassembler deux chaînes de caractères pour n'en former </text:p>
      <text:p text:style-name="P6">qu'une seule. C'est en quelque sorte le collage de ces deux chaînes. Pour ce faire, utilisez le signe "+" et "+=". </text:p>
      <text:p text:style-name="P6">C'est le même principe que précédemment.</text:p>
      <text:p text:style-name="P6">Voici comme vous faisiez avant pour afficher deux chaînes à la suite</text:p>
      <text:p text:style-name="P6">:</text:p>
      <text:p text:style-name="P11">var chaine_a = "Bonjour";</text:p>
      <text:p text:style-name="P11">var chaine_b = "tout le monde";</text:p>
      <text:p text:style-name="P11">// On affiche les deux chaînes à la suite</text:p>
      <text:p text:style-name="P11">document.write(chaine_a);</text:p>
      <text:p text:style-name="P11">document.write(chaine_b);</text:p>
      <text:p text:style-name="P6">Et bien désormais, vous pouvez faire ainsi</text:p>
      <text:p text:style-name="P6">:</text:p>
      <text:p text:style-name="P11">var chaine_a = "Bonjour";</text:p>
      <text:p text:style-name="P11">var chaine_b = "tout le monde";</text:p>
      <text:p text:style-name="P11">// On affiche les deux chaînes à la suite avec la concatenation</text:p>
      <text:p text:style-name="P11">document.write(chaine_a+chaine_b);</text:p>
      <text:p text:style-name="P6">On décline un peu...</text:p>
      <text:p text:style-name="P11">var chaine_a = "Bonjour";</text:p>
      <text:p text:style-name="P11">var chaine_b = "tout le monde";</text:p>
      <text:p text:style-name="P11">chaine_a += chaine_b; // chaine_a vaut Bonjourtout le monde</text:p>
      <text:p text:style-name="P6">Notez bien qu'il existe une ambiguïté entre l'opérateur de concaténation et le signe de l'addition en JavaScript.</text:p>
      <text:p text:style-name="P6">Cependant, l'interpréteur reconnaît s'il s'agit d'une chaîne (donc concaténation) ou bien d'un nombre</text:p>
      <text:p text:style-name="P6">(addition)</text:p>
      <text:p text:style-name="P8">Opérateurs d'incrémentation et de décrémentation</text:p>
      <text:p text:style-name="P6">Ils sont deux et permettent soit de diminuer de 1 la valeur d'une variable (décrémentation), soit de </text:p>
      <text:p text:style-name="P6">l'augmenter de 1 (incrémentation).</text:p>
      <text:p text:style-name="Standard">•</text:p>
      <text:p text:style-name="P6">++</text:p>
      <text:p text:style-name="P6">: incrémente de 1 </text:p>
      <text:p text:style-name="Standard">•</text:p>
      <text:p text:style-name="P6">--</text:p>
      <text:p text:style-name="P6">: décrémente de 1 </text:p>
      <text:p text:style-name="P12">var a = 0;</text:p>
      <text:p text:style-name="P11">a++; // a = a+1 = 0+1 = 1</text:p>
      <text:p text:style-name="P11">a--; // a = a-1 = 1-1 = 0</text:p>
      <text:p text:style-name="P11">a--; // a = -1</text:p>
      <text:p text:style-name="P6">Notez que si vous placez ces opérateurs devant la variable à incrémenter, l'action sera faite immédiatement</text:p>
      <text:p text:style-name="P6">;</text:p>
      <text:p text:style-name="P6"><text:soft-page-break/>voici un exemple simple</text:p>
      <text:p text:style-name="P6">:</text:p>
      <text:p text:style-name="P11">var a = 0;</text:p>
      <text:p text:style-name="P11">document.write(a++); // Affiche 0</text:p>
      <text:p text:style-name="P11">document.write(++a); // Affiche 2</text:p>
      <text:p text:style-name="P11">document.write(--a); // Affiche 1</text:p>
      <text:p text:style-name="P4">4)</text:p>
      <text:p text:style-name="P3">Structures conditionnelles</text:p>
      <text:p text:style-name="P6">Tests conditionnels avec </text:p>
      <text:p text:style-name="P13">if</text:p>
      <text:p text:style-name="P6">et </text:p>
      <text:p text:style-name="P13">else</text:p>
      <text:p text:style-name="P6">Les instructions if et else mettent en place une condition dans le code. Elles permettent de différencier </text:p>
      <text:p text:style-name="P6">plusieurs cas lors de l'exécution.</text:p>
      <text:p text:style-name="P11">if (condition)</text:p>
      <text:p text:style-name="P11">{</text:p>
      <text:p text:style-name="P11">...</text:p>
      <text:p text:style-name="P11">}</text:p>
      <text:p text:style-name="P11">else</text:p>
      <text:p text:style-name="P11">{</text:p>
      <text:p text:style-name="P11">...</text:p>
      <text:p text:style-name="P11">}</text:p>
      <text:p text:style-name="P6">Dans la condition, on se sert généralement des opérateurs de comparaison mais toute fonction renvoyant un </text:p>
      <text:p text:style-name="P6">booléen est autorisée.</text:p>
      <text:p text:style-name="P11">var age = 15;</text:p>
      <text:p text:style-name="P11">if (age &gt;= 18)</text:p>
      <text:p text:style-name="P11">{</text:p>
      <text:p text:style-name="P11">document.write("Vous pouvez entrer.");</text:p>
      <text:p text:style-name="P11">}</text:p>
      <text:p text:style-name="P11">else</text:p>
      <text:p text:style-name="P11">{</text:p>
      <text:p text:style-name="P11">document.write("Vous ne pouvez pas entrer.");</text:p>
      <text:p text:style-name="P11">}</text:p>
      <text:p text:style-name="P6">Notez que ceci est également possible (lorsque le bloc à exécuter ne nécessite qu'une seule ligne)</text:p>
      <text:p text:style-name="P6">:</text:p>
      <text:p text:style-name="P11">var age = 15;</text:p>
      <text:p text:style-name="P11">if (age &gt;= 18) document.write("Vous pouvez entrer.");</text:p>
      <text:p text:style-name="P11">else document.write("Vous ne pouvez pas entrer.");</text:p>
      <text:p text:style-name="P6">On peut aussi rajouter des conditions intermédiaires entre le if et le else qui permettront de tester plus de cas. </text:p>
      <text:p text:style-name="P6">Voyez plutôt</text:p>
      <text:p text:style-name="P6">:</text:p>
      <text:p text:style-name="P11">var temps = "orageux";</text:p>
      <text:p text:style-name="P11"><text:soft-page-break/>var je_prends;</text:p>
      <text:p text:style-name="P11">if (temps == "ensoleillé") je_prends = "mon parasol.";</text:p>
      <text:p text:style-name="P11">else if (temps == "nuageux") je_prends = "mon chapeau.";</text:p>
      <text:p text:style-name="P11">else if (temps == "pluvieux") je_prends = "mon parapluie.";</text:p>
      <text:p text:style-name="P11">else je_prends = "mon paratonnerre.";</text:p>
      <text:p text:style-name="P11">document.write("Lorsque le temps est "+temps+", je prends "+je_prends);</text:p>
      <text:p text:style-name="P11">// Lorsque le temps est orageux, je prends mon paratonnerre.</text:p>
      <text:p text:style-name="P6">Cet exemple montre comment gérer simplement les conditions multiples en JavaScript</text:p>
      <text:p text:style-name="P10">Ralier plusieurs conditions</text:p>
      <text:p text:style-name="P6">Il est possible de ralier plusieurs conditions en une seule. Évidemment, la précision sera moindre mais cela se </text:p>
      <text:p text:style-name="P6">révèle vite incontournable et très pratique. Pour cela il existe deux opérateurs très simples d'utilisation.</text:p>
      <text:p text:style-name="Standard">•</text:p>
      <text:p text:style-name="P6">&amp;&amp;</text:p>
      <text:p text:style-name="P6">: il veut dire ET. </text:p>
      <text:p text:style-name="Standard">•</text:p>
      <text:p text:style-name="P6">||</text:p>
      <text:p text:style-name="P6">: il veut dire OU. </text:p>
      <text:p text:style-name="P6">Voyons comment cela fonctionne</text:p>
      <text:p text:style-name="P6">:</text:p>
      <text:p text:style-name="P11">var temps = "neigeux";</text:p>
      <text:p text:style-name="P11">var temperature = -5;</text:p>
      <text:p text:style-name="P11">var je_prends;</text:p>
      <text:p text:style-name="P11">if (temps == "neigeux" || temperature &lt;= 0) je_prends = "ma luge ou mon blouson.";</text:p>
      <text:p text:style-name="P11">else if (temps == "neigeux" &amp;&amp; temperature &lt;= 0) je_prends = "ma luge et mon blouson.";</text:p>
      <text:p text:style-name="P11">else je_prends = "mes lunettes de soleil."; // Avec un peu de chance il fait beau :)</text:p>
      <text:p text:style-name="P11">document.write("Lorsque le temps est "+temps+" et que la température est de </text:p>
      <text:p text:style-name="P11">"+temperature+"{{Abbr|°C|degré Celcius}}, je prends "+je_prends);</text:p>
      <text:p text:style-name="P11">// Lorsque le temps est orageux et que la température est de -5{{Abbr|°C|degré Celcius}},</text:p>
      <text:p text:style-name="P11">je prends ma luge ou mon gros blouson.</text:p>
      <text:p text:style-name="P6">On peut aussi séparer les ET et les OU avec des parenthèses.</text:p>
      <text:p text:style-name="P6">L'alternative </text:p>
      <text:p text:style-name="P13">switch</text:p>
      <text:p text:style-name="P6">Il existe une alternative intéressante aux </text:p>
      <text:p text:style-name="P13">if</text:p>
      <text:p text:style-name="P6">et </text:p>
      <text:p text:style-name="P13">else</text:p>
      <text:p text:style-name="P6">. En effet, lorsque vous avez un nombre important de cas</text:p>
      <text:p text:style-name="P6"><text:soft-page-break/>à vérifier, il peut être intéressant de ne pas avoir à recopier une cascade de </text:p>
      <text:p text:style-name="P13">else if</text:p>
      <text:p text:style-name="P6">.</text:p>
      <text:p text:style-name="P6">Pour cela, il y a le mot-clé switch</text:p>
      <text:p text:style-name="P6">:</text:p>
      <text:p text:style-name="P11">switch (variable)</text:p>
      <text:p text:style-name="P11">{</text:p>
      <text:p text:style-name="P11">case a: /*...*/ break;</text:p>
      <text:p text:style-name="P11">case b: /*...*/ break;</text:p>
      <text:p text:style-name="P11">case c: /*...*/ break;</text:p>
      <text:p text:style-name="P11">default: /*...*/ break;</text:p>
      <text:p text:style-name="P11">}</text:p>
      <text:p text:style-name="P6">L'instruction </text:p>
      <text:p text:style-name="P13">switch</text:p>
      <text:p text:style-name="P6">permet de gérer plusieurs cas en fonction de la valeur d'une variable. Son utilisation, </text:p>
      <text:p text:style-name="P6">bien que pratique, est réputée être (un peu) plus lente que le </text:p>
      <text:p text:style-name="P13">if</text:p>
      <text:p text:style-name="P6">et surtout assez restreinte.</text:p>
      <text:p text:style-name="P6">Exemple</text:p>
      <text:p text:style-name="P6">:</text:p>
      <text:p text:style-name="P11">var temps = "soleil";</text:p>
      <text:p text:style-name="P11">var je_prends;</text:p>
      <text:p text:style-name="P11">switch (temps)</text:p>
      <text:p text:style-name="P11">{</text:p>
      <text:p text:style-name="P11">case "soleil": je_prends = "mon parasol."; break;</text:p>
      <text:p text:style-name="P11">case "nuageux": je_prends = "mon chapeau."; break;</text:p>
      <text:p text:style-name="P11">case "pluvieux": je_prends = "mon parapluie."; break;</text:p>
      <text:p text:style-name="P11">default: je_prends = "mon paratonnerre."; break;</text:p>
      <text:p text:style-name="P11">}</text:p>
      <text:p text:style-name="P11">document.write("Lorsque le temps est "+temps+", je prends "+je_prends);</text:p>
      <text:p text:style-name="P11">// Lorsque le temps est soleil, je prends mon parasol.</text:p>
      <text:p text:style-name="P6">Structures ternaires</text:p>
      <text:p text:style-name="P6">Derrière ce nom "barbare" se cache un procédé raisonnablement complexe mais surtout très pratique et </text:p>
      <text:p text:style-name="P6">permettant de gagner du temps, de la place et de la lisibilité.</text:p>
      <text:p text:style-name="P6">Les ternaires sont en fait un concentré d'un groupe </text:p>
      <text:p text:style-name="P13">if</text:p>
      <text:p text:style-name="P6">et </text:p>
      <text:p text:style-name="P13">else</text:p>
      <text:p text:style-name="P6">(sans </text:p>
      <text:p text:style-name="P13">else if</text:p>
      <text:p text:style-name="P6">au milieu). Cela permet </text:p>
      <text:p text:style-name="P6"><text:soft-page-break/>d'écrire une condition en une seule ligne. C'est une alternative aux structures conditionnelles vues </text:p>
      <text:p text:style-name="P6">précédemment. Voici la syntaxe</text:p>
      <text:p text:style-name="P6">:</text:p>
      <text:p text:style-name="P11">(condition) ? ...bloc du if : ...bloc du else</text:p>
      <text:p text:style-name="P6">Le "</text:p>
      <text:p text:style-name="P13">?</text:p>
      <text:p text:style-name="P6">" remplace donc l'accolade du </text:p>
      <text:p text:style-name="P13">if</text:p>
      <text:p text:style-name="P6">tandis que les "</text:p>
      <text:p text:style-name="P6">: " remplacent celle du </text:p>
      <text:p text:style-name="P13">else</text:p>
      <text:p text:style-name="P6">. Un code avec if et else</text:p>
      <text:p text:style-name="P6">:</text:p>
      <text:p text:style-name="P11">var age = 15;</text:p>
      <text:p text:style-name="P11">if (age &gt;= 18) document.write("Vous pouvez entrer.");</text:p>
      <text:p text:style-name="P11">else document.write("Vous ne pouvez pas entrer.")</text:p>
      <text:p text:style-name="P8">Un code avec structure ternaire renvoyant </text:p>
      <text:p text:style-name="P6">le même résultat</text:p>
      <text:p text:style-name="P6">:</text:p>
      <text:p text:style-name="P11">var age = 15;</text:p>
      <text:p text:style-name="P11">document.write((age &gt;= 18) ? "Vous pouvez entrer." : "Vous ne pouvez pas entrer.");</text:p>
      <text:p text:style-name="P6">Pratique non</text:p>
      <text:p text:style-name="P6">?</text:p>
      <text:p text:style-name="P6">Ici, on a mis la condition en ternaire directement dans le </text:p>
      <text:p text:style-name="P13">document.write</text:p>
      <text:p text:style-name="P6">(allez faire ça avec un </text:p>
      <text:p text:style-name="P13">if...</text:p>
      <text:p text:style-name="P6">)</text:p>
      <text:p text:style-name="P3">5)</text:p>
      <text:p text:style-name="P3">Structures répétitives</text:p>
      <text:p text:style-name="P3">: les boucles</text:p>
      <text:p text:style-name="P6">Une boucle, c'est un bloc d'instructions qui sera répété tant qu'une condition sera vérifiée (= true). Une boucle </text:p>
      <text:p text:style-name="P6">peut être finie (elle finira à un moment) ou au contraire infinie (généralement il s'agit d'une erreur de code et </text:p>
      <text:p text:style-name="P6">cela finit par faire "planter" le navigateur).</text:p>
      <text:p text:style-name="P6">La boucle </text:p>
      <text:p text:style-name="P13">while</text:p>
      <text:p text:style-name="P6">L'instruction </text:p>
      <text:p text:style-name="P13">while</text:p>
      <text:p text:style-name="P6"><text:soft-page-break/>est la boucle la plus simple d'utilisation puisqu'elle ne comporte qu'un seul "argument"</text:p>
      <text:p text:style-name="P6">: </text:p>
      <text:p text:style-name="P6">la condition</text:p>
      <text:p text:style-name="P6">! Voici la syntaxe de </text:p>
      <text:p text:style-name="P13">while</text:p>
      <text:p text:style-name="P6">:</text:p>
      <text:p text:style-name="P11">while (condition)</text:p>
      <text:p text:style-name="P11">{</text:p>
      <text:p text:style-name="P11">... (instructions, incrémentation...)</text:p>
      <text:p text:style-name="P11">}</text:p>
      <text:p text:style-name="P6">Voici un exemple simple</text:p>
      <text:p text:style-name="P6">:</text:p>
      <text:p text:style-name="P11">var i = 0;</text:p>
      <text:p text:style-name="P11">while (i &lt; 5)</text:p>
      <text:p text:style-name="P11">{</text:p>
      <text:p text:style-name="P11">document.write("Ligne "+i+"&lt;br /&gt;");</text:p>
      <text:p text:style-name="P11">i++;</text:p>
      <text:p text:style-name="P11">}</text:p>
      <text:p text:style-name="P11">document.write("Boucle terminée !");</text:p>
      <text:p text:style-name="P6">Cela va vous afficher ceci</text:p>
      <text:p text:style-name="P6">:</text:p>
      <text:p text:style-name="P6">Ligne 0 </text:p>
      <text:p text:style-name="P6">Ligne 1</text:p>
      <text:p text:style-name="P6">Ligne 2 </text:p>
      <text:p text:style-name="P6">Ligne 3 </text:p>
      <text:p text:style-name="P6">Ligne 4</text:p>
      <text:p text:style-name="P6">Boucle terminée</text:p>
      <text:p text:style-name="P6">!</text:p>
      <text:p text:style-name="P6">L'instruction </text:p>
      <text:p text:style-name="P13">do... while</text:p>
      <text:p text:style-name="P6">La boucle </text:p>
      <text:p text:style-name="P13">do while</text:p>
      <text:p text:style-name="P6">est la sœur de la boucle while puisqu'il s'agit de la même boucle </text:p>
      <text:p text:style-name="P6">SAUF</text:p>
      <text:p text:style-name="P6">que le bloc </text:p>
      <text:p text:style-name="P6">d'instruction s'effectuera au minimum une fois et ce même si la condition de la boucle n'est pas vérifiée dès le </text:p>
      <text:p text:style-name="P6">début.</text:p>
      <text:p text:style-name="P6">Voici un exemple simple</text:p>
      <text:p text:style-name="P6">:</text:p>
      <text:p text:style-name="P11">var i = 5;</text:p>
      <text:p text:style-name="P11">do</text:p>
      <text:p text:style-name="P11"><text:soft-page-break/>{</text:p>
      <text:p text:style-name="P11">document.write("Ligne "+i+"&lt;br /&gt;");</text:p>
      <text:p text:style-name="P11">i++;</text:p>
      <text:p text:style-name="P11">}</text:p>
      <text:p text:style-name="P11">while (i &lt; 5);</text:p>
      <text:p text:style-name="P11">document.write("Boucle terminée !");</text:p>
      <text:p text:style-name="P6">Ici, la condition vaut false dès le début. Un while normal aurait donc sauté la condition pour passer à la suite </text:p>
      <text:p text:style-name="P6">du code. Mais le </text:p>
      <text:p text:style-name="P13">do while</text:p>
      <text:p text:style-name="P6">exécute une fois le code et affiche</text:p>
      <text:p text:style-name="P6">:</text:p>
      <text:p text:style-name="P6">Ligne 5</text:p>
      <text:p text:style-name="P6">Boucle terminée</text:p>
      <text:p text:style-name="P6">!</text:p>
      <text:p text:style-name="P6">L'instruction </text:p>
      <text:p text:style-name="P13">for</text:p>
      <text:p text:style-name="P6">Cette structure répétitive ne porte pas bien son nom contrairement aux précédentes. Pour faire court, </text:p>
      <text:p text:style-name="P13">for</text:p>
      <text:p text:style-name="P6">est </text:p>
      <text:p text:style-name="P6">un </text:p>
      <text:p text:style-name="P6">alias</text:p>
      <text:p text:style-name="P6">de </text:p>
      <text:p text:style-name="P13">while</text:p>
      <text:p text:style-name="P6">à la différence qu'elle regroupe en son sein l'initialisation de(s) variable(s) utilisée(s), la </text:p>
      <text:p text:style-name="P6">condition ainsi que l'incrémentation (décrémentation) de celle(s)-ci</text:p>
      <text:p text:style-name="P8">Syntaxe</text:p>
      <text:p text:style-name="P6">:</text:p>
      <text:p text:style-name="P11">for (initialisation; condition; incrémentation)</text:p>
      <text:p text:style-name="P11">{</text:p>
      <text:p text:style-name="P11">...</text:p>
      <text:p text:style-name="P11">}</text:p>
      <text:p text:style-name="P6">Exemple</text:p>
      <text:p text:style-name="P6">:</text:p>
      <text:p text:style-name="P11">for (i = 0; i&lt;5; i++)</text:p>
      <text:p text:style-name="P11">{</text:p>
      <text:p text:style-name="P11">document.write("Ligne "+i+"&lt;br /&gt;");</text:p>
      <text:p text:style-name="P11">}</text:p>
      <text:p text:style-name="P11">document.write("Boucle terminée !");</text:p>
      <text:p text:style-name="P6">Le résultat est le même que celui de la boucle </text:p>
      <text:p text:style-name="P13">while</text:p>
      <text:p text:style-name="P6"><text:soft-page-break/>. Ceci dit, l'utilisation d'une des trois boucles dépend du </text:p>
      <text:p text:style-name="P6">contexte et des besoins du script.</text:p>
      <text:p text:style-name="P6">L'instruction </text:p>
      <text:p text:style-name="P13">break</text:p>
      <text:p text:style-name="P6">Il arrive parfois que l'on veuille sortir d'une boucle alors même que la condition de la boucle est encore vraie. </text:p>
      <text:p text:style-name="P6">Pour cela, on peut faire appel à l'instruction </text:p>
      <text:p text:style-name="P13">break</text:p>
      <text:p text:style-name="P6">. Lorsque cette instruction est exécutée, la boucle se </text:p>
      <text:p text:style-name="P6">termine immédiatement et le code la suivant est exécuté.</text:p>
      <text:p text:style-name="P11">var i = 1;</text:p>
      <text:p text:style-name="P11">while (i &lt;= 10)</text:p>
      <text:p text:style-name="P11">{</text:p>
      <text:p text:style-name="P11">if (i == 5) break;</text:p>
      <text:p text:style-name="P11">i++;</text:p>
      <text:p text:style-name="P11">}</text:p>
      <text:p text:style-name="P11">document.write("La valeur de i est "+i);</text:p>
      <text:p text:style-name="P6">Ce qui affiche</text:p>
      <text:p text:style-name="P6">: </text:p>
      <text:p text:style-name="P6">La valeur de i est 5</text:p>
      <text:p text:style-name="P6">. En effet, le programme sort de la boucle lorsque i prend la valeur de 5, donc</text:p>
      <text:p text:style-name="P6">après 4 tours.</text:p>
      <text:p text:style-name="P6">L'instruction </text:p>
      <text:p text:style-name="P13">continue</text:p>
      <text:p text:style-name="P6">Le rôle de l'instruction </text:p>
      <text:p text:style-name="P13">continue</text:p>
      <text:p text:style-name="P6">est de sauter le tour actuel et d'en recommencer un nouveau. Cette </text:p>
      <text:p text:style-name="P6">instruction s'utilise exactement de la même façon que </text:p>
      <text:p text:style-name="P13">break</text:p>
      <text:p text:style-name="P4">6)</text:p>
      <text:p text:style-name="P3">Tableaux à indices numériques</text:p>
      <text:p text:style-name="P6">Ce sont des tableaux où chaque valeur est associée à un indice (nombre entier positif).</text:p>
      <text:p text:style-name="P6">Déclaration</text:p>
      <text:p text:style-name="P6">Voici comment déclarer un tableau à indices numériques en JavaScript et lui donner des valeurs initiales</text:p>
      <text:p text:style-name="P6">:</text:p>
      <text:p text:style-name="P11">// première méthode :</text:p>
      <text:p text:style-name="P11">var mon_tableau = new Array('Christophe', 'Sarah', 'Carole', 'Alex', 'Nicolas');</text:p>
      <text:p text:style-name="P11">// seconde méthode :</text:p>
      <text:p text:style-name="P11"><text:soft-page-break/>var mon_tableau = ['Christophe', 'Sarah', 'Carole', 'Alex', 'Nicolas', 'Sandrine'];</text:p>
      <text:p text:style-name="P11">// et pour un tableau vide</text:p>
      <text:p text:style-name="P11">:</text:p>
      <text:p text:style-name="P11">var mon_tableau = [];</text:p>
      <text:p text:style-name="P6">Accès aux valeurs</text:p>
      <text:p text:style-name="P6">Pour accéder aux valeurs d'un tableau à indices numériques, la seule possibilité est de passer par l'indice de</text:p>
      <text:p text:style-name="P6">chacune des valeurs contenues dans ce tableau. La numérotation des indices commence par 0 (zéro).</text:p>
      <text:p text:style-name="P11">mon_tableau[0] = "toto" // Range la chaîne de caractères dans la première case du tableau</text:p>
      <text:p text:style-name="P11">tmp = mon_tableau[4] // écrit dans la variable tmp le contenu de la 5</text:p>
      <text:p text:style-name="P14">ème</text:p>
      <text:p text:style-name="P11">case du tableau</text:p>
      <text:p text:style-name="P9">Listage des valeurs</text:p>
      <text:p text:style-name="P6">Pour lister l'intégralité du tableau, il nous faut utiliser une boucle. Il va nous être utile de connaître la</text:p>
      <text:p text:style-name="P6">"longueur" du tableau (le nombre d'indice qu'il possède). Pour cela, on fait appel à la méthode </text:p>
      <text:p text:style-name="P6">length</text:p>
      <text:p text:style-name="P6">de l'objet</text:p>
      <text:p text:style-name="P6">Array. Ainsi, on accède aux valeurs de notre tableau grâce à ses indices comme ceci</text:p>
      <text:p text:style-name="P6">:</text:p>
      <text:p text:style-name="P11">for (i = 0 ; i &lt; mon_tableau.</text:p>
      <text:p text:style-name="P11">length </text:p>
      <text:p text:style-name="P11">; i++)</text:p>
      <text:p text:style-name="P11">{</text:p>
      <text:p text:style-name="P11">document.write(i+" =&gt; "+mon_tableau[i]); // On affiche chaque couples indice =&gt; valeur</text:p>
      <text:p text:style-name="P11">}</text:p>
      <text:p text:style-name="P9">Affection de valeurs</text:p>
      <text:p text:style-name="P6">Pour remplir un tableau avec une seule valeur (13 par exemple), on utilise une boucle.</text:p>
      <text:p text:style-name="P11">var a = 13;</text:p>
      <text:p text:style-name="P11">var long_tableau = 10;</text:p>
      <text:p text:style-name="P11">var mon_tableau = new Array();</text:p>
      <text:p text:style-name="P11">for (i = 0; i &lt;= long_tableau; i++)</text:p>
      <text:p text:style-name="P11">{</text:p>
      <text:p text:style-name="P11">mon_tableau[i] = a;</text:p>
      <text:p text:style-name="P11">}</text:p>
      <text:p text:style-name="P6">Il existe des tableaux de tableaux de tableau... (ce sont des tableaux multidimensionnels)</text:p>
      <text:p text:style-name="P6">:</text:p>
      <text:p text:style-name="P11"><text:soft-page-break/>var mon_tableau = new Array('Christophe', new Array('Sarah', 'Carole', 'Nicolas'));</text:p>
      <text:p text:style-name="P11">document.write(mon_tableau[1][0]); // Affiche "Sarah"</text:p>
      <text:p text:style-name="P9">Des outils pratiques</text:p>
      <text:p text:style-name="P6">Même si nous n'avons pas encore vu comment marchaient les fonctions en JavaScript; il est à savoir que celui-</text:p>
      <text:p text:style-name="P6">ci met à disposition des fonctions pour la gestion des tableaux. En voici la liste des principales</text:p>
      <text:p text:style-name="P6">:</text:p>
      <text:p text:style-name="Standard">•</text:p>
      <text:p text:style-name="P13">concat</text:p>
      <text:p text:style-name="P13">(Tableau1, Tableau2[, Tableau3, ...])</text:p>
      <text:p text:style-name="P6">: cette méthode permet de concaténer</text:p>
      <text:p text:style-name="P6">(coller) plusieurs tableaux pour n'en former plus qu'un seul. </text:p>
      <text:p text:style-name="Standard">•</text:p>
      <text:p text:style-name="P13">join</text:p>
      <text:p text:style-name="P13">(Tableau)</text:p>
      <text:p text:style-name="P6">ou </text:p>
      <text:p text:style-name="P13">Tableau.</text:p>
      <text:p text:style-name="P13">join()</text:p>
      <text:p text:style-name="P6">ou </text:p>
      <text:p text:style-name="P13">Tableau.</text:p>
      <text:p text:style-name="P13">toString</text:p>
      <text:p text:style-name="P13">()</text:p>
      <text:p text:style-name="P6">: renvoie tous les éléments</text:p>
      <text:p text:style-name="P6">(valeurs) de Tableau sous forme d'une chaîne de caractères. </text:p>
      <text:p text:style-name="Standard">•</text:p>
      <text:p text:style-name="P13">pop</text:p>
      <text:p text:style-name="P13">(Tableau)</text:p>
      <text:p text:style-name="P6">ou </text:p>
      <text:p text:style-name="P13">Tableau.pop()</text:p>
      <text:p text:style-name="P6">: supprime le dernier élément de Tableau après avoir retourné sa</text:p>
      <text:p text:style-name="P6">valeur. </text:p>
      <text:p text:style-name="Standard">•</text:p>
      <text:p text:style-name="P13">Tableau.</text:p>
      <text:p text:style-name="P13">shift</text:p>
      <text:p text:style-name="P13">()</text:p>
      <text:p text:style-name="P6">: supprime le premier élément de Tableau après avoir retourné sa valeur. </text:p>
      <text:p text:style-name="Standard">•</text:p>
      <text:p text:style-name="P13">Tableau.</text:p>
      <text:p text:style-name="P13">unshift</text:p>
      <text:p text:style-name="P13"><text:soft-page-break/>(valeur1[, valeur2, ...])</text:p>
      <text:p text:style-name="P6">: permet d'ajouter des éléments au début.</text:p>
      <text:p text:style-name="Standard">•</text:p>
      <text:p text:style-name="P13">Tableau.</text:p>
      <text:p text:style-name="P13">push</text:p>
      <text:p text:style-name="P13">(valeur1[, valeur2, ...])</text:p>
      <text:p text:style-name="P6">: permet d'ajouter des éléments à la fin de Tableau. </text:p>
      <text:p text:style-name="Standard">•</text:p>
      <text:p text:style-name="P13">Tableau.</text:p>
      <text:p text:style-name="P13">sort</text:p>
      <text:p text:style-name="P13">()</text:p>
      <text:p text:style-name="P6">: permet de trier tous les éléments de Tableau. </text:p>
      <text:p text:style-name="Standard">•</text:p>
      <text:p text:style-name="P13">Tableau.</text:p>
      <text:p text:style-name="P13">reverse</text:p>
      <text:p text:style-name="P13">()</text:p>
      <text:p text:style-name="P6">: inverse l'ordre des éléments de Tableau. </text:p>
      <text:p text:style-name="Standard">•</text:p>
      <text:p text:style-name="P13">Tableau.</text:p>
      <text:p text:style-name="P13">splice</text:p>
      <text:p text:style-name="P13">(début, fin, valeur)</text:p>
      <text:p text:style-name="P6">: écrase les valeurs des éléments dans Tableau dont</text:p>
      <text:p text:style-name="P6">l'indice est compris entre début et fin. </text:p>
      <text:p text:style-name="Standard">•</text:p>
      <text:p text:style-name="P13">Tableau.</text:p>
      <text:p text:style-name="P13">slice</text:p>
      <text:p text:style-name="P13">(début, fin)</text:p>
      <text:p text:style-name="P6">: retourne les éléments dont l'indice est compris entre fin et début</text:p>
      <text:p text:style-name="P4">7)</text:p>
      <text:p text:style-name="P3">Objets</text:p>
      <text:p text:style-name="P6">Les objets, omniprésents dans le JavaScript, peuvent être créés afin d'obtenir l'équivalent d'un tableau </text:p>
      <text:p text:style-name="P6">associatif, c'est-à-dire lorsque chacune de ses valeurs est associée à un nom.</text:p>
      <text:p text:style-name="P6">Déclaration</text:p>
      <text:p text:style-name="P6">Pour créer un objet, on peut utiliser les deux syntaxes</text:p>
      <text:p text:style-name="P6">:</text:p>
      <text:p text:style-name="P11">var mon_objet = new Object();</text:p>
      <text:p text:style-name="P11">// ou : var mon_objet = {};</text:p>
      <text:p text:style-name="P6">Pour attacher le nom à sa valeur, on utilise le signe mathématique égal comme ceci</text:p>
      <text:p text:style-name="P6"><text:soft-page-break/>:</text:p>
      <text:p text:style-name="P11">mon_objet['prenom_0'] = 'Christophe';</text:p>
      <text:p text:style-name="P11">mon_objet['prenom_1'] = 'Sarah';</text:p>
      <text:p text:style-name="P11">mon_objet['prenom_2'] = 'Carole';</text:p>
      <text:p text:style-name="P11">mon_objet['prenom_3'] = 'Alex';</text:p>
      <text:p text:style-name="P11">mon_objet['prenom_4'] = 'Nicolas';</text:p>
      <text:p text:style-name="P11">mon_objet['prenom_5'] = 'Sandrine';</text:p>
      <text:p text:style-name="P6">Ou on peut les attacher à la création de l'objet</text:p>
      <text:p text:style-name="P6">:</text:p>
      <text:p text:style-name="P11">var mon_object = {</text:p>
      <text:p text:style-name="P11">"prenom_0": 'Christophe',</text:p>
      <text:p text:style-name="P11">'prenom_1': 'Sarah',</text:p>
      <text:p text:style-name="P11">'prenom_2': 'Carole'</text:p>
      <text:p text:style-name="P11">};</text:p>
      <text:p text:style-name="P6">Accès aux valeurs</text:p>
      <text:p text:style-name="P6">Comme précédemment sauf qu'on utilise le nom associé à la variable au lieu de son indice</text:p>
      <text:p text:style-name="P6">:</text:p>
      <text:p text:style-name="P11">document.write(mon_objet['prenom_3']); // Affiche "Alex"</text:p>
      <text:p text:style-name="P11">// Ou bien, si la clé respecte la règle concernant la nomination des variables :</text:p>
      <text:p text:style-name="P11">document.write(mon_objet.prenom_1); // Affiche "Sarah"</text:p>
      <text:p text:style-name="P9">Listage des valeurs</text:p>
      <text:p text:style-name="P6">Pour lister les valeurs de l'objet mon_objet ci-dessus, on procède ainsi</text:p>
      <text:p text:style-name="P6">:</text:p>
      <text:p text:style-name="P11">for (var nom_indice in mon_object)</text:p>
      <text:p text:style-name="P11">{</text:p>
      <text:p text:style-name="P11">document.write(mon_object[nom_indice]);</text:p>
      <text:p text:style-name="P11">}</text:p>
      <text:p text:style-name="P6">En effet, la boucle for(...in...) attribue à la variable </text:p>
      <text:p text:style-name="P6">nom_indice</text:p>
      <text:p text:style-name="P6">le nom de l'indice et passe au suivant à chaque </text:p>
      <text:p text:style-name="P6">itération. Il est à noter que cette méthode permet aussi de lister les noms d'indices si nécessaire.</text:p>
      <text:p text:style-name="P9">Affectation de valeurs</text:p>
      <text:p text:style-name="P6">Soit directement en utilisant le nom de l'indice:</text:p>
      <text:p text:style-name="P11">mon_objet['prenom_3'] = "Alex"</text:p>
      <text:p text:style-name="P11">// Ou comme précédemment :</text:p>
      <text:p text:style-name="P11">mon_objet.prenom_3 = "Alex"</text:p>
      <text:p text:style-name="P6">Soit via la boucle for(...in...) (ici remise à 0 de toutes les valeurs de l'objet)</text:p>
      <text:p text:style-name="P11">for (var nom_indice in mon_objet)</text:p>
      <text:p text:style-name="P11">{</text:p>
      <text:p text:style-name="P11">mon_objet[nom_indice] = 0;</text:p>
      <text:p text:style-name="P11">}</text:p>
      <text:p text:style-name="P4"><text:soft-page-break/>8)</text:p>
      <text:p text:style-name="P3">Boîte d'alerte</text:p>
      <text:p text:style-name="P6">Il existe une boîte de dialogue qui a pour principal objectif d'alerter le visiteur de quelque chose. Il s'agit de la </text:p>
      <text:p text:style-name="P6">boîte d'alerte.</text:p>
      <text:p text:style-name="P6">Caractéristiques:</text:p>
      <text:p text:style-name="Standard">•</text:p>
      <text:p text:style-name="P6">Nom</text:p>
      <text:p text:style-name="P6">: alert() </text:p>
      <text:p text:style-name="Standard">•</text:p>
      <text:p text:style-name="P6">Boutons</text:p>
      <text:p text:style-name="P6">: "OK" (et la croix de fermeture) </text:p>
      <text:p text:style-name="Standard">•</text:p>
      <text:p text:style-name="P6">Code</text:p>
      <text:p text:style-name="P6">: window.alert (texte d'alerte);</text:p>
      <text:p text:style-name="P6">Le </text:p>
      <text:p text:style-name="P6">window</text:p>
      <text:p text:style-name="P6">devant la fonction alert est </text:p>
      <text:p text:style-name="P6">facultatif</text:p>
      <text:p text:style-name="P6">. Exemple</text:p>
      <text:p text:style-name="P6">:</text:p>
      <text:p text:style-name="P11">alert('Bonjour, bienvenue sur mon site.\nIl est tout neuf !');</text:p>
      <text:p text:style-name="P6">Notez l'emploi du caractère spécial </text:p>
      <text:p text:style-name="P6">\n</text:p>
      <text:p text:style-name="P6">pour sauter une ligne dans une alerte JavaScript.</text:p>
      <text:p text:style-name="P3">9)</text:p>
      <text:p text:style-name="P3">Boîte confirmation </text:p>
      <text:p text:style-name="P6">JavaScript met aussi a disposition des codeurs une fonction nommée </text:p>
      <text:p text:style-name="P6">confirm</text:p>
      <text:p text:style-name="P6">qui permet d'afficher une boîte </text:p>
      <text:p text:style-name="P6">de dialogue demandant une confirmation au visiteur. Par exemple</text:p>
      <text:p text:style-name="P6">: </text:p>
      <text:p text:style-name="P6">Voulez-vous supprimer tous les messages</text:p>
      <text:p text:style-name="P6">?</text:p>
      <text:p text:style-name="P6">.</text:p>
      <text:p text:style-name="P6">Caractéristiques:</text:p>
      <text:p text:style-name="Standard">•</text:p>
      <text:p text:style-name="P6">Nom</text:p>
      <text:p text:style-name="P6">: confirm() </text:p>
      <text:p text:style-name="Standard"><text:soft-page-break/>•</text:p>
      <text:p text:style-name="P6">Boutons</text:p>
      <text:p text:style-name="P6">: "OK", "ANNULER" (et la croix de fermeture) </text:p>
      <text:p text:style-name="Standard">•</text:p>
      <text:p text:style-name="P6">Code</text:p>
      <text:p text:style-name="P6">: window.confirm(texte de confirmation);</text:p>
      <text:p text:style-name="P6">Exemple</text:p>
      <text:p text:style-name="P6">:</text:p>
      <text:p text:style-name="P11">var choix = confirm("Voulez-vous supprimer tous les messages ?");</text:p>
      <text:p text:style-name="P11">if (choix) alert("Vous avez cliqué sur OK");</text:p>
      <text:p text:style-name="P11">else alert("Vous avez cliqué sur ANNULER ou vous avez fermé");</text:p>
      <text:p text:style-name="P6">On comprend donc sur cet exemple que </text:p>
      <text:p text:style-name="P6">confirm</text:p>
      <text:p text:style-name="P6">peut renvoyer deux valeurs</text:p>
      <text:p text:style-name="P6">:</text:p>
      <text:p text:style-name="P6">1.</text:p>
      <text:p text:style-name="P6">TRUE</text:p>
      <text:p text:style-name="P6">si le visiteur a cliqué sur </text:p>
      <text:p text:style-name="P6">OK</text:p>
      <text:p text:style-name="P6">. </text:p>
      <text:p text:style-name="P6">2.</text:p>
      <text:p text:style-name="P6">FALSE</text:p>
      <text:p text:style-name="P6">si le visiteur a cliqué sur </text:p>
      <text:p text:style-name="P6">ANNULER</text:p>
      <text:p text:style-name="P6">ou a cliqué sur </text:p>
      <text:p text:style-name="P6">la croix rouge</text:p>
      <text:p text:style-name="P6">de fermeture.</text:p>
      <text:p text:style-name="P3">10)</text:p>
      <text:p text:style-name="P3">Boîte de saisie</text:p>
      <text:p text:style-name="P6">C'est la dernière boîte de dialogue que nous allons voir. Celle-ci permet de demander une saisie au visiteur. </text:p>
      <text:p text:style-name="P6">Elle contient donc un champs de texte.</text:p>
      <text:p text:style-name="P6">Caractéristiques:</text:p>
      <text:p text:style-name="Standard">•</text:p>
      <text:p text:style-name="P6">Nom</text:p>
      <text:p text:style-name="P6">: prompt </text:p>
      <text:p text:style-name="Standard">•</text:p>
      <text:p text:style-name="P6">Boutons</text:p>
      <text:p text:style-name="P6">: "OK", "ANNULER" (et la croix de fermeture) </text:p>
      <text:p text:style-name="Standard">•</text:p>
      <text:p text:style-name="P6">Code</text:p>
      <text:p text:style-name="P6"><text:soft-page-break/>: window.prompt(texte de demande, valeur par défaut du textfield);</text:p>
      <text:p text:style-name="P6">Exemple</text:p>
      <text:p text:style-name="P6">:</text:p>
      <text:p text:style-name="P11">do</text:p>
      <text:p text:style-name="P11">{</text:p>
      <text:p text:style-name="P11">choix = prompt("Veuillez entrer un nombre supérieur à zéro :", 0);</text:p>
      <text:p text:style-name="P11">}</text:p>
      <text:p text:style-name="P11">while (isNaN(choix) || !choix || Number(choix) &lt; 0);</text:p>
      <text:p text:style-name="P11">document.write("Le nombre que vous avez entré est : "+choix);</text:p>
      <text:p text:style-name="P6">Le code est certes plus compliqué que précédemment mais il est tout à fait compréhensible. Explication</text:p>
      <text:p text:style-name="P6">:</text:p>
      <text:p text:style-name="Standard">•</text:p>
      <text:p text:style-name="P6">En premier lieu, on utilise la boucle </text:p>
      <text:p text:style-name="P6">do-while</text:p>
      <text:p text:style-name="P6">car nous voulons être sûr que celle-ci sera parcourue au </text:p>
      <text:p text:style-name="P6">moins une fois (on aurait aussi pu initialiser choix à null avant une boucle while simple). </text:p>
      <text:p text:style-name="Standard">•</text:p>
      <text:p text:style-name="P6">Dans la boucle, on demande d'entrer un nombre positif via le prompt. </text:p>
      <text:p text:style-name="Standard">•</text:p>
      <text:p text:style-name="P6">Ensuite, il y a le while et sa condition</text:p>
      <text:p text:style-name="P6">: les </text:p>
      <text:p text:style-name="P6">||</text:p>
      <text:p text:style-name="P6">veulent dire </text:p>
      <text:p text:style-name="P6">OU</text:p>
      <text:p text:style-name="P6">. </text:p>
      <text:p text:style-name="P6">isNaN</text:p>
      <text:p text:style-name="P6">(is Not a Number) permet de </text:p>
      <text:p text:style-name="P6">vérifier si la saisie est </text:p>
      <text:p text:style-name="P6">bien un nombre</text:p>
      <text:p text:style-name="P6">. Puis on vérifie que le visiteur n'a pas cliqué sur </text:p>
      <text:p text:style-name="P6">ANNULER</text:p>
      <text:p text:style-name="P6">(</text:p>
      <text:p text:style-name="P6">!</text:p>
      <text:p text:style-name="P6">choix</text:p>
      <text:p text:style-name="P6">ou </text:p>
      <text:p text:style-name="P6">choix == false</text:p>
      <text:p text:style-name="P6">) et enfin, on vérifie que le nombre est supérieur à 0 (avec </text:p>
      <text:p text:style-name="P6">Number(choix) &gt; 0</text:p>
      <text:p text:style-name="P6">).</text:p>
      <text:p text:style-name="P4"><text:soft-page-break/>11)</text:p>
      <text:p text:style-name="P3">Les fonctions</text:p>
      <text:p text:style-name="P6">Premièrement, pour déclarer une fonction il faut le mot clé </text:p>
      <text:p text:style-name="P13">function</text:p>
      <text:p text:style-name="P6">suivi du nom de notre fonction sans </text:p>
      <text:p text:style-name="P6">caractères spéciaux (pas d'espace, de virgule...). Puis, entre accolades se trouvent les instructions de la </text:p>
      <text:p text:style-name="P6">fonction. Une fonction peut posséder des arguments (ou paramètres) qui sont des noms de variable à mettre </text:p>
      <text:p text:style-name="P6">entre parenthèses après le nom de la fonction et avant la première accolade et séparés par des virgules.</text:p>
      <text:p text:style-name="P6">Pour commencer simplement, nous allons faire une petite fonction qui va simplement afficher la phrase </text:p>
      <text:p text:style-name="P6">"Bonjour tout le monde" un certain nombre de fois.</text:p>
      <text:p text:style-name="P11">function afficher_phrase (phrase, n) // On déclare la fonction</text:p>
      <text:p text:style-name="P11">{</text:p>
      <text:p text:style-name="P11">var term = (parseInt(n) &gt; 1) ? '&lt;br/&gt;' : ''; // Si n &gt; 1, on saute une ligne</text:p>
      <text:p text:style-name="P11">var i = 1; // On démarre i à 1</text:p>
      <text:p text:style-name="P11">do</text:p>
      <text:p text:style-name="P11">{</text:p>
      <text:p text:style-name="P11">document.write(phrase+term);</text:p>
      <text:p text:style-name="P11">i++;</text:p>
      <text:p text:style-name="P11">}</text:p>
      <text:p text:style-name="P11">while (i &lt;= n);</text:p>
      <text:p text:style-name="P11">}</text:p>
      <text:p text:style-name="P6">Voilà, notre fonction est écrite. Une précision</text:p>
      <text:p text:style-name="P6">: la fonction </text:p>
      <text:p text:style-name="P13">parseInt()</text:p>
      <text:p text:style-name="P6">permet de convertir une chaîne en </text:p>
      <text:p text:style-name="P6">un nombre.</text:p>
      <text:p text:style-name="P6">Maintenant, comment se servir de notre fonction</text:p>
      <text:p text:style-name="P6">?</text:p>
      <text:p text:style-name="P11">// Appel à notre fonction</text:p>
      <text:p text:style-name="P11">afficher_phrase ("Salut tout le monde", 10); // La phrase sera affichée 10 fois de suite</text:p>
      <text:p text:style-name="P6">Retourner une valeur</text:p>
      <text:p text:style-name="P6">À présent, créons une fonction de calcul. Et... qui dit calcul dit aussi que nous allons devoir renvoyer une </text:p>
      <text:p text:style-name="P6">valeur. Pour cela, il y a le mot clé </text:p>
      <text:p text:style-name="P6">return</text:p>
      <text:p text:style-name="P6">qui comme son nom l'indique veut dire "retourner" en anglais. Il est </text:p>
      <text:p text:style-name="P6">simplement suivi de la valeur à retourner.</text:p>
      <text:p text:style-name="P6"><text:soft-page-break/>Voici un exemple assez simple se servant de la librairie Math</text:p>
      <text:p text:style-name="P6">:</text:p>
      <text:p text:style-name="P11">function volume_boule (rayon)</text:p>
      <text:p text:style-name="P11">{</text:p>
      <text:p text:style-name="P11">return (4/3)*Math.PI*Math.pow(parseInt(rayon), 3);</text:p>
      <text:p text:style-name="P11">}</text:p>
      <text:p text:style-name="P11">document.write(volume_boule (10)); // On affiche le résultat : 4188.790204786391</text:p>
      <text:p text:style-name="P6">Donc, quelques explications</text:p>
      <text:p text:style-name="P6">:</text:p>
      <text:p text:style-name="Standard">•</text:p>
      <text:p text:style-name="P13">return</text:p>
      <text:p text:style-name="P6">: il sert à retourner le résultat de la formule suivante. </text:p>
      <text:p text:style-name="Standard">•</text:p>
      <text:p text:style-name="P13">Math.PI</text:p>
      <text:p text:style-name="P6">: cela retourne la constante PI (3,14...). C'est une constante. </text:p>
      <text:p text:style-name="Standard">•</text:p>
      <text:p text:style-name="P13">Math.pow</text:p>
      <text:p text:style-name="P6">: il s'agit de la méthode permettant de mettre un nombre à un exposant (ici, le rayon est à </text:p>
      <text:p text:style-name="P6">l'exposant 3). </text:p>
      <text:p text:style-name="P6">Ici, la fonction </text:p>
      <text:p text:style-name="P13">volume_boule()</text:p>
      <text:p text:style-name="P6">est donc de type </text:p>
      <text:p text:style-name="P13">float</text:p>
      <text:p text:style-name="P6">puisqu'elle renvoie un nombre décimal. </text:p>
      <text:p text:style-name="P6">Cependant, on aurait pu la transformer en fonction </text:p>
      <text:p text:style-name="P13">void</text:p>
      <text:p text:style-name="P6">(qui ne retourne aucune valeur) en remplaçant le </text:p>
      <text:p text:style-name="P6">return par un </text:p>
      <text:p text:style-name="P13">document.write()</text:p>
      <text:p text:style-name="P6">ou un </text:p>
      <text:p text:style-name="P13">alert(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6:30:55.012314440</meta:creation-date>
    <dc:date>2019-01-21T20:48:54.212703073</dc:date>
    <meta:editing-duration>PT1M35S</meta:editing-duration>
    <meta:editing-cycles>1</meta:editing-cycles>
    <meta:document-statistic meta:table-count="0" meta:image-count="0" meta:object-count="0" meta:page-count="20" meta:paragraph-count="753" meta:word-count="3550" meta:character-count="20758" meta:non-whitespace-character-count="17800"/>
    <meta:generator>LibreOffice/6.0.7.3$Linux_X86_64 LibreOffice_project/00m0$Build-3</meta:generator>
  </office:meta>
</office:document-meta>
</file>